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language="en" fo:country="US" fo:font-style="normal" fo:font-weight="normal" officeooo:rsid="001c8d45" officeooo:paragraph-rsid="001c8d45"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language="en" fo:country="US" fo:font-style="normal" fo:font-weight="normal" officeooo:rsid="001e2e88" officeooo:paragraph-rsid="001e2e88"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tyle="normal" fo:font-weight="normal" officeooo:rsid="0021c17d" officeooo:paragraph-rsid="0021c17d"/>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language="en" fo:country="US" fo:font-style="normal" fo:font-weight="normal" officeooo:rsid="001e2e88" officeooo:paragraph-rsid="001e2e88" style:font-size-asian="12pt" style:font-style-asian="normal" style:font-weight-asian="normal" style:font-size-complex="12pt"/>
    </style:style>
    <style:style style:name="P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language="en" fo:country="US" fo:font-style="normal" fo:font-weight="normal" officeooo:rsid="001e2e88" officeooo:paragraph-rsid="0020abdb" style:font-size-asian="12pt" style:font-style-asian="normal" style:font-weight-asian="normal"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font-style="normal" fo:font-weight="normal" officeooo:paragraph-rsid="001e2e88"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font-style="normal" fo:font-weight="normal" officeooo:rsid="0020abdb" officeooo:paragraph-rsid="0020abdb"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font-style="normal" fo:font-weight="normal" officeooo:rsid="0021c17d" officeooo:paragraph-rsid="0021c17d" style:font-size-asian="12pt" style:font-size-complex="12pt"/>
    </style:style>
    <style:style style:name="P12" style:family="paragraph" style:parent-style-name="Text_20_body">
      <style:text-properties officeooo:rsid="002255ad" officeooo:paragraph-rsid="002934fc"/>
    </style:style>
    <style:style style:name="P1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language="en" fo:country="US" fo:font-style="normal" fo:font-weight="normal" officeooo:rsid="001c8d45" officeooo:paragraph-rsid="001c8d45" style:font-style-asian="normal" style:font-weight-asian="normal"/>
    </style:style>
    <style:style style:name="P14" style:family="paragraph" style:parent-style-name="Heading_20_3">
      <style:text-properties style:font-name="Liberation Serif"/>
    </style:style>
    <style:style style:name="P15" style:family="paragraph" style:parent-style-name="Heading_20_3">
      <style:text-properties style:font-name="Liberation Serif" officeooo:paragraph-rsid="002255ad"/>
    </style:style>
    <style:style style:name="P16" style:family="paragraph" style:parent-style-name="Heading_20_3">
      <style:text-properties officeooo:paragraph-rsid="002efa2c"/>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language="en" fo:country="US" fo:font-style="normal" fo:font-weight="normal" officeooo:rsid="002d2a08" style:font-style-asian="normal" style:font-weight-asian="normal"/>
    </style:style>
    <style:style style:name="T4" style:family="text">
      <style:text-properties fo:font-variant="normal" fo:text-transform="none" fo:color="#000000" loext:opacity="100%" style:font-name="Liberation Serif" fo:font-size="12pt" fo:language="en" fo:country="US" fo:font-style="normal" fo:font-weight="normal" officeooo:rsid="0021c17d" style:font-size-asian="12pt" style:font-size-complex="12pt"/>
    </style:style>
    <style:style style:name="T5" style:family="text">
      <style:text-properties fo:font-variant="normal" fo:text-transform="none" fo:color="#000000" loext:opacity="100%" style:font-name="Liberation Serif" fo:font-size="12pt" fo:language="en" fo:country="US" fo:font-style="normal" fo:font-weight="normal" officeooo:rsid="00239ee8" style:font-size-asian="12pt" style:font-size-complex="12pt"/>
    </style:style>
    <style:style style:name="T6" style:family="text">
      <style:text-properties fo:language="en" fo:country="US" officeooo:rsid="001ca369"/>
    </style:style>
    <style:style style:name="T7" style:family="text">
      <style:text-properties fo:language="en" fo:country="US" officeooo:rsid="001b2ddb"/>
    </style:style>
    <style:style style:name="T8" style:family="text">
      <style:text-properties fo:language="en" fo:country="US" officeooo:rsid="001c8d45"/>
    </style:style>
    <style:style style:name="T9" style:family="text">
      <style:text-properties fo:language="en" fo:country="US" officeooo:rsid="002255ad"/>
    </style:style>
    <style:style style:name="T10" style:family="text">
      <style:text-properties fo:language="en" fo:country="US" officeooo:rsid="0023f2d0"/>
    </style:style>
    <style:style style:name="T11" style:family="text">
      <style:text-properties fo:language="en" fo:country="US" officeooo:rsid="002b593b"/>
    </style:style>
    <style:style style:name="T12" style:family="text">
      <style:text-properties officeooo:rsid="001b2ddb"/>
    </style:style>
    <style:style style:name="T13" style:family="text">
      <style:text-properties style:text-line-through-style="none" style:text-line-through-type="none" style:text-underline-style="none" style:text-blinking="false" fo:background-color="transparent" loext:char-shading-value="0"/>
    </style:style>
    <style:style style:name="T14" style:family="text">
      <style:text-properties style:text-line-through-style="none" style:text-line-through-type="none" fo:language="en" fo:country="US" style:text-underline-style="none" style:text-blinking="false" fo:background-color="transparent" loext:char-shading-value="0"/>
    </style:style>
    <style:style style:name="T15" style:family="text">
      <style:text-properties style:text-line-through-style="none" style:text-line-through-type="none" fo:language="en" fo:country="US" style:text-underline-style="none" officeooo:rsid="001e2e88" style:text-blinking="false" fo:background-color="transparent" loext:char-shading-value="0"/>
    </style:style>
    <style:style style:name="T16" style:family="text">
      <style:text-properties style:text-line-through-style="none" style:text-line-through-type="none" fo:language="en" fo:country="US" style:text-underline-style="none" officeooo:rsid="0020abdb" style:text-blinking="false" fo:background-color="transparent" loext:char-shading-value="0"/>
    </style:style>
    <style:style style:name="T17" style:family="text">
      <style:text-properties style:text-line-through-style="none" style:text-line-through-type="none" fo:language="en" fo:country="US" style:text-underline-style="none" officeooo:rsid="001e4285" style:text-blinking="false" fo:background-color="transparent" loext:char-shading-value="0"/>
    </style:style>
    <style:style style:name="T18" style:family="text">
      <style:text-properties style:text-line-through-style="none" style:text-line-through-type="none" fo:letter-spacing="normal" fo:language="en" fo:country="US" style:text-underline-style="none" style:text-blinking="false" fo:background-color="transparent" loext:char-shading-value="0" style:font-style-asian="normal" style:font-weight-asian="normal"/>
    </style:style>
    <style:style style:name="T19" style:family="text">
      <style:text-properties style:text-line-through-style="none" style:text-line-through-type="none" fo:letter-spacing="normal" fo:language="en" fo:country="US" style:text-underline-style="none" officeooo:rsid="001e8cf9" style:text-blinking="false" fo:background-color="transparent" loext:char-shading-value="0" style:font-style-asian="normal" style:font-weight-asian="normal"/>
    </style:style>
    <style:style style:name="T20" style:family="text">
      <style:text-properties style:text-line-through-style="none" style:text-line-through-type="none" fo:letter-spacing="normal" fo:language="en" fo:country="US" style:text-underline-style="none" officeooo:rsid="0022333b" style:text-blinking="false" fo:background-color="transparent" loext:char-shading-value="0" style:font-style-asian="normal" style:font-weight-asian="normal"/>
    </style:style>
    <style:style style:name="T21" style:family="text">
      <style:text-properties fo:letter-spacing="normal" fo:language="en" fo:country="US" officeooo:rsid="001e2e88" style:font-style-asian="normal" style:font-weight-asian="normal"/>
    </style:style>
    <style:style style:name="T22" style:family="text">
      <style:text-properties fo:letter-spacing="normal" fo:language="en" fo:country="US" officeooo:rsid="0020abdb" style:font-style-asian="normal" style:font-weight-asian="normal"/>
    </style:style>
    <style:style style:name="T23" style:family="text">
      <style:text-properties officeooo:rsid="001e8cf9"/>
    </style:style>
    <style:style style:name="T24" style:family="text">
      <style:text-properties officeooo:rsid="0020abdb"/>
    </style:style>
    <style:style style:name="T25" style:family="text">
      <style:text-properties style:font-name="Liberation Serif" fo:font-size="12pt" fo:language="en" fo:country="US" fo:font-weight="normal" officeooo:rsid="0025b5db" style:font-size-asian="12pt" style:font-weight-asian="normal" style:font-size-complex="12pt" style:font-weight-complex="normal"/>
    </style:style>
    <style:style style:name="T26" style:family="text">
      <style:text-properties style:font-name="Liberation Serif" fo:font-size="12pt" fo:language="en" fo:country="US" fo:font-weight="normal" officeooo:rsid="00264f53" style:font-size-asian="12pt" style:font-weight-asian="normal" style:font-size-complex="12pt" style:font-weight-complex="normal"/>
    </style:style>
    <style:style style:name="T27" style:family="text">
      <style:text-properties style:font-name="Liberation Serif" fo:font-size="12pt" fo:language="en" fo:country="US" fo:font-weight="normal" officeooo:rsid="002efa2c" style:font-size-asian="12pt" style:font-weight-asian="normal" style:font-size-complex="12pt" style:font-weight-complex="normal"/>
    </style:style>
    <style:style style:name="T28" style:family="text">
      <style:text-properties style:font-name="Liberation Serif" fo:language="en" fo:country="US"/>
    </style:style>
    <style:style style:name="T29" style:family="text">
      <style:text-properties style:font-name="Liberation Serif" fo:language="en" fo:country="US" officeooo:rsid="00239ee8"/>
    </style:style>
    <style:style style:name="T30" style:family="text">
      <style:text-properties style:font-name="Liberation Serif" fo:language="en" fo:country="US" officeooo:rsid="0023f2d0"/>
    </style:style>
    <style:style style:name="T31" style:family="text">
      <style:text-properties style:font-name="Liberation Serif" fo:language="en" fo:country="US" officeooo:rsid="0025b5db"/>
    </style:style>
    <style:style style:name="T32" style:family="text">
      <style:text-properties style:font-name="Liberation Serif" fo:language="en" fo:country="US" officeooo:rsid="00264f53"/>
    </style:style>
    <style:style style:name="T33" style:family="text">
      <style:text-properties style:font-name="Liberation Serif" fo:language="en" fo:country="US" officeooo:rsid="0026e185"/>
    </style:style>
    <style:style style:name="T34" style:family="text">
      <style:text-properties style:font-name="Liberation Serif" fo:language="en" fo:country="US" officeooo:rsid="0027a431"/>
    </style:style>
    <style:style style:name="T35" style:family="text">
      <style:text-properties style:font-name="Liberation Serif" fo:language="en" fo:country="US" officeooo:rsid="00282c69"/>
    </style:style>
    <style:style style:name="T36" style:family="text">
      <style:text-properties style:font-name="Liberation Serif" fo:language="en" fo:country="US" officeooo:rsid="00293b1d"/>
    </style:style>
    <style:style style:name="T37" style:family="text">
      <style:text-properties style:font-name="Liberation Serif" fo:language="en" fo:country="US" officeooo:rsid="002b27f7"/>
    </style:style>
    <style:style style:name="T38" style:family="text">
      <style:text-properties style:font-name="Liberation Serif" fo:language="en" fo:country="US" officeooo:rsid="002b593b"/>
    </style:style>
    <style:style style:name="T39" style:family="text">
      <style:text-properties style:font-name="Liberation Serif" fo:language="en" fo:country="US" officeooo:rsid="002c60a6"/>
    </style:style>
    <style:style style:name="T40" style:family="text">
      <style:text-properties style:font-name="Liberation Serif" fo:language="en" fo:country="US" officeooo:rsid="002cce43"/>
    </style:style>
    <style:style style:name="T41" style:family="text">
      <style:text-properties style:font-name="Liberation Serif" fo:language="en" fo:country="US" officeooo:rsid="002cd249"/>
    </style:style>
    <style:style style:name="T42" style:family="text">
      <style:text-properties style:font-name="Liberation Serif" fo:language="en" fo:country="US" officeooo:rsid="002d2a08"/>
    </style:style>
    <style:style style:name="T43" style:family="text">
      <style:text-properties style:font-name="Liberation Serif" fo:language="en" fo:country="US" officeooo:rsid="002f6a07"/>
    </style:style>
    <style:style style:name="T44" style:family="text">
      <style:text-properties fo:font-size="12pt" style:font-size-asian="12pt" style:font-size-complex="12pt"/>
    </style:style>
    <style:style style:name="T45" style:family="text">
      <style:text-properties fo:font-size="12pt" fo:language="en" fo:country="US" style:font-size-asian="12pt" style:font-size-complex="12pt"/>
    </style:style>
    <style:style style:name="T46" style:family="text">
      <style:text-properties fo:font-size="12pt" fo:language="en" fo:country="US" officeooo:rsid="0022333b" style:font-size-asian="12pt" style:font-size-complex="12pt"/>
    </style:style>
    <style:style style:name="T47" style:family="text">
      <style:text-properties officeooo:rsid="002255ad"/>
    </style:style>
    <style:style style:name="T48" style:family="text">
      <style:text-properties style:text-position="super 58%" style:font-name="Liberation Serif" fo:language="en" fo:country="US" officeooo:rsid="0025b5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8">21st</text:span> of <text:span text:style-name="T12">O</text:span><text:span text:style-name="T7">ctober</text:span><text:span text:style-name="T6"> </text:span>202<text:span text:style-name="T6">5</text:span> under the <text:span text:style-name="T8">50th</text:span> PA Meeting.</text:p>
      <text:p text:style-name="P3"/>
      <text:p text:style-name="P3">The Assembly, recognising the current situation,</text:p>
      <text:p text:style-name="P3"/>
      <text:p text:style-name="P4">Constitutes the need to pass the following administrative changes proposed by the Speaker of the House and the Leader of the Council of the Server:</text:p>
      <text:p text:style-name="P5"/>
      <text:h text:style-name="P14" text:outline-level="3">Section 1. PA Norms</text:h>
      <text:p text:style-name="P7">1. Clarifies that O-M1-11c stating that "The Speaker" can make protocols (right after that meeting the name was changed to Speaker of the House) is the legal basis of PA norms by the SoH (later confirmed by O-M52-2).</text:p>
      <text:p text:style-name="P8">2. Provides documented legal basis for PA norm<text:span text:style-name="T47">s</text:span> 2 <text:span text:style-name="T24">(“</text:span>Weapons are not allowed within the PA”<text:span text:style-name="T24">) </text:span><text:span text:style-name="T47">and 14 (“A head representative may, instead of presenting a motion, present to all active players and head representatives in the PA discord small border changes or small new claims of their recognized entity. If nobody objects within 48 hours it shall be considered valid.”).</text:span></text:p>
      <text:p text:style-name="P7">3. Merges PA norm 1 (“The speaker presiding over the meeting leads the debates and holds policing authority.”) with C1.7 (“A speaker must open every debate session and make sure all active players and head representatives are notified in the PA discord. [...]”), to create “A speaker must open every debate session and make sure all active players and head representatives are notified in the PA discord. The speaker presides over the meeting, leads debates and holds policing authority. […]”.</text:p>
      <text:p text:style-name="P9"><text:span text:style-name="T21">4. Suffixes PA norm 3 (“</text:span><text:span text:style-name="T22">I</text:span><text:span text:style-name="T13">f the quorum of present members is not met, the PA is adjourned temporarily until it has been met.”</text:span><text:span text:style-name="T15">) </text:span><text:span text:style-name="T16">to</text:span><text:span text:style-name="T15"> C1.8, </text:span><text:span text:style-name="T17">practically adding the following to the end “If this quorum is not met, the PA may be adjourned temporarily until it has been met, at the discretion of the presiding speaker.”</text:span></text:p>
      <text:p text:style-name="P10"><text:span text:style-name="T17">5. </text:span><text:span text:style-name="T14">Amends PA norm 5 (“</text:span><text:span text:style-name="T19">A meeting can throw out a motion if acting in consensus”</text:span><text:span text:style-name="T18">) to: “A meeting can throw out a motion if acting in consensus and the signatories of the motion agree (an absent signatory means </text:span><text:span text:style-name="T20">the motion can’t be thrown out)</text:span><text:span text:style-name="T18">; </text:span><text:span text:style-name="T20">additionally a meeting acting in consensus, but with one or more signatories absent, can choose to adjourn a motion”</text:span><text:span text:style-name="T18">), and a provides legal documented basis.</text:span></text:p>
      <text:p text:style-name="P11"><text:span text:style-name="T18">6. Merges PA norms 4 (“PDF files of motions are always made for documentation purposes. This includes signatures and co-signatures (upvotes)”), 6 (“Motions are to be put in the #motions channel”), 10 (“Upvoting a motion in the #motions channel is to show support and to co-represent the motion in the meeting, and so that if the initiator is absent from the meeting, any upvoter can defend the motion and let it proceed.”), </text:span><text:span text:style-name="T20">and 11 (“To propose a datapack, plugin or any other file implementation for the server, the initiator needs to supply the link or file(s) itself in the motion”) </text:span><text:span text:style-name="T18">and amends 6, into one:</text:span></text:p>
      <text:p text:style-name="P6"><text:span text:style-name="T44">“</text:span><text:span text:style-name="T45">Motions are to be put in the #motions channel, where one can upvote to co-sign – entailing they show support and are willing to represent the motion in a meeting when the initiator is absent. Motions are made into a PDF file for the meeting for documentation purposes, and include all signatories. </text:span><text:span text:style-name="T46">Motions proposing a datapack, plugin or alike, need to supply the link or file(s) itself in the motion provided by the initiator.</text:span><text:span text:style-name="T44">”, </text:span><text:span text:style-name="T45">amending M16-1§3 </text:span><text:span text:style-name="T46">and M3-8</text:span><text:span text:style-name="T45"> and providing documented legal basis.</text:span></text:p>
      <text:p text:style-name="P4"><text:span text:style-name="T47">7</text:span><text:span text:style-name="T24">.</text:span> Merge<text:span text:style-name="T23">s</text:span> PA norm 13 (“A meeting, acting in majority, can throw out a motion that negates or repeals a motion that was passed in the last two meetings”) into C1.11 (“The meeting can choose to revoke a motion if the motion is a repeat from a meeting in the last month or very similar to it (except for motions derived from an extraordinary meeting mandated by 1.14.3) if the meeting is in consensus.”), amending M24-4, resulting in:</text:p>
      <text:p text:style-name="P4">The meeting can choose to throw out a motion if the motion is a repeat from a meeting in the last month or very similar to it, or negates or revokes a motion that was passed in the last two meetings, <text:soft-page-break/>(except for motions derived from an extraordinary meeting mandated by 1.14.3) if the meeting is in consensus. – <text:span text:style-name="T24">amending M24-4.</text:span></text:p>
      <text:p text:style-name="P4"/>
      <text:h text:style-name="P15" text:outline-level="3">Section <text:span text:style-name="T9">2. Ambiguous </text:span><text:span text:style-name="T11">statuses, clarifications</text:span><text:span text:style-name="T9"> </text:span><text:span text:style-name="T10">or reinstating </text:span><text:span text:style-name="T9">implementations</text:span></text:h>
      <text:p text:style-name="P12"><text:span text:style-name="T28">1. Changes Server Regulation 11 (“The PA will check in with active players every 3 months to see when it's best to hold meetings. This is to be done by speakers and CotS members.”) into a PA norm as follows: “The CotS and speakers continuously </text:span><text:span text:style-name="T29">manage</text:span><text:span text:style-name="T28"> the timing of the meetings to allow for as many </text:span><text:span text:style-name="T29">active players</text:span><text:span text:style-name="T28"> to attend as possible.”, amending O-M39-1, O-M52-2, O-M60-E1 </text:span><text:span text:style-name="T29">and partially enacting M16-1</text:span><text:span text:style-name="T4">§</text:span><text:span text:style-name="T5">5</text:span><text:span text:style-name="T28">.</text:span><text:span text:style-name="T30"><text:line-break/>2. To </text:span><text:span text:style-name="T43">reinstate</text:span><text:span text:style-name="T30"> O-M22-3, regarding naming the oceans – </text:span><text:span text:style-name="T43">proposals</text:span><text:span text:style-name="T30"> to be discussed in </text:span><text:span text:style-name="T43">a next</text:span><text:span text:style-name="T30"> meeting and voted.<text:line-break/>3. To reinstate O-M39-4 about gender neutrality as PA norm, amending O-M52-2.<text:line-break/></text:span><text:span text:style-name="T31">4. To </text:span><text:span text:style-name="T43">revive</text:span><text:span text:style-name="T31"> O-M28-5, creating a new voluntary Osbos Convention that would allow for war scenarios and lifting of universal rules between recognized entities. Replacing the old motion itself.<text:line-break/>5. To clarify that O-M60-E1 allowed for the later-than-regulated (C1.14.3) re-voting of the 2</text:span><text:span text:style-name="T48">nd</text:span><text:span text:style-name="T31"> extraordinary meeting (Meeting 15), and that due to its nature a re-vote on O-M60-E1 itself was not required, as permitted by the CotS under C4.1.<text:line-break/></text:span><text:span text:style-name="T32">6. To clarify that the interpretations of M42-4’s amendments to O-M26-3 entail that category b </text:span><text:span text:style-name="T34">(common structures) </text:span><text:span text:style-name="T32">may be privatized, aside from a shop existing, by having a decent public version like is currently codified for category a </text:span><text:span text:style-name="T34">(uncommon structures)</text:span><text:span text:style-name="T33">; </text:span><text:span text:style-name="T35">and giving the CotS the authority to expand the definition lists of common and uncommon </text:span><text:span text:style-name="T36">structures</text:span><text:span text:style-name="T35">, where the PA has ultimate authority; </text:span><text:span text:style-name="T33">by status amending M42-2.<text:line-break/></text:span><text:span text:style-name="T37">7. To amend M23-1 to be “coal to black dye” instead of “charcoal to black dye” as is currently praxis, amending that motion.<text:line-break/></text:span><text:span text:style-name="T38">8. To amend M15-2 to clarify that PARA (M36-1) is the new authority of the north-south line, allowing only PARA to intervene at it’s own discretion but with the PA as ultimate authority, and that O-M2-8 (3 letter country codes) becomes a PARA standard.<text:line-break/></text:span><text:span text:style-name="T39">9. To clarify that O-M31-6 codifying backups implicitly revoked the update rule of O-M26-1/O-M25-3, and that O-M60-E1 revoked the backup rule itself. Implementing these as new CotS regulations as follows: “A regular backup will be made”, and “The CotS updates the server on request of the PA or own initiative, prioritizing safety and stability.”.<text:line-break/></text:span><text:span text:style-name="T40">10. To clarify that O-M41-11 replaced O-M33-5.<text:line-break/></text:span><text:span text:style-name="T41">11. To clarify that O-M40-15 replaced O-M29-1, which may never have been fully implemented. It has since been replaced by M16-1§6, where O-M40-15 may never have been codified or may have been affected by the O-M51-E1/O-M52-2/O-M60-E1 chain of motions – the status is to be “Replaced by New-M16-1§6”.<text:line-break/>12. To provide legal documented basis for the following, as none is apparent: Plugins: dynmap; Vanillatweaks: classic fishing loot, durability ping, fast leaf decay, unlock all recipes. </text:span><text:span text:style-name="T42">Dynmap specifically appears to have been added around </text:span><text:a xlink:type="simple" xlink:href="mailto:4/10/2020@1300" text:style-name="Internet_20_link" text:visited-style-name="Visited_20_Internet_20_Link"><text:span text:style-name="T42">4/10/2020@1300</text:span></text:a><text:span text:style-name="T42"> by the TC, possibly related to O-M24-1.</text:span></text:p>
      <text:h text:style-name="P16" text:outline-level="3"><text:soft-page-break/><text:span text:style-name="T31">Section 3</text:span><text:span text:style-name="T28">. </text:span><text:span text:style-name="T31">End </text:span><text:span text:style-name="T32">and nether </text:span><text:span text:style-name="T31">regulations<text:line-break/></text:span><text:span text:style-name="T25">1. To revok</text:span><text:span text:style-name="T27">e</text:span><text:span text:style-name="T25"> O-M34-6, </text:span><text:span text:style-name="T27">as the meeting concluded it has become redundant</text:span><text:span text:style-name="T25"><text:line-break/>2. To add “There is to be a</text:span><text:span text:style-name="T27">n</text:span><text:span text:style-name="T25"> enderman XP farm under Osbos jurisdiction, fair use principles apply to the main island and an ender dragon may only be summoned with authorization from the CotS or PA”.<text:line-break/>3. To </text:span><text:span text:style-name="T27">revoke</text:span><text:span text:style-name="T25"> O-M28-3, as its become redundant and unenforced, </text:span><text:span text:style-name="T27">as discussed during the meeting</text:span><text:span text:style-name="T25">.<text:line-break/></text:span><text:span text:style-name="T26">4. </text:span><text:span text:style-name="T27">To revoke O-M23-1 and M48-8§2 fully as regulation (scrapping nether regulation 2: “The roof is to have carpet paths to different portals, additionally the nether should have a system of icepaths below which rail lines or pistonbolts”)</text:span><text:span text:style-name="T26">.</text:span></text:h>
      <text:p text:style-name="P3"/>
      <text:p text:style-name="P3">And proceeds.</text:p>
      <text:p text:style-name="P3"/>
      <text:p text:style-name="P3">Signed by,</text:p>
      <text:p text:style-name="P4">Lunar_Lunatic_</text:p>
      <text:p text:style-name="P3"/>
      <text:p text:style-name="P3"/>
      <text:p text:style-name="P3"/>
      <text:p text:style-name="P1"><text:span text:style-name="T1">[</text:span><text:span text:style-name="T2">Motion 50-1: </text:span><text:span text:style-name="T3">Autism – part 1</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1T23:10:25.961307525</dc:date>
    <meta:editing-duration>PT1H44M48S</meta:editing-duration>
    <meta:editing-cycles>30</meta:editing-cycles>
    <meta:generator>LibreOffice/24.2.7.2$Linux_X86_64 LibreOffice_project/420$Build-2</meta:generator>
    <meta:document-statistic meta:table-count="0" meta:image-count="0" meta:object-count="0" meta:page-count="3" meta:paragraph-count="20" meta:word-count="1259" meta:character-count="7551" meta:non-whitespace-character-count="6307"/>
  </office:meta>
</office:document-meta>
</file>